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'Times New Roman'" svg:font-family="''Times New Roman'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P1" style:family="paragraph" style:parent-style-name="Default_20_Text" style:master-page-name="Standard">
      <style:paragraph-properties style:page-number="auto"/>
      <style:text-properties style:font-name="'Times New Roman'" fo:font-size="12pt" style:font-size-asian="12pt"/>
    </style:style>
    <style:style style:name="P2" style:family="paragraph" style:parent-style-name="Default_20_Text">
      <style:text-properties style:font-name="'Times New Roman'" fo:font-size="12pt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file. </text:p>
      <text:p text:style-name="P2">test.odt</text:p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'Times New Roman'" svg:font-family="''Times New Roman'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zh" style:country-asian="CN" style:font-size-complex="10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Arial" fo:font-size="10pt" fo:language="en" fo:country="US" style:letter-kerning="true" style:font-name-asian="黑体" style:font-size-asian="10pt" style:language-asian="zh" style:country-asian="CN" style:font-name-complex="Tahoma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paragraph-properties fo:text-align="start" style:justify-single-word="false" fo:orphans="2" fo:widows="2" style:writing-mode="lr-tb"/>
      <style:text-properties style:use-window-font-color="true"/>
    </style:style>
    <style:style style:name="Title" style:family="paragraph" style:parent-style-name="Default_20_Text" style:next-style-name="Text_20_Body_20_Single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word-li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BM Docs</meta:initial-creator>
    <dc:creator>IBM Docs</dc:creator>
    <meta:editing-cycles>2</meta:editing-cycles>
    <meta:creation-date>2013-10-25T10:13:00</meta:creation-date>
    <dc:date>2013-10-25T10:13:00</dc:date>
    <meta:generator>IBM_Lotus_Symphony/3.0$Win32 OpenOffice.org_project/310m11$Build-9399</meta:generator>
    <meta:document-statistic meta:table-count="0" meta:image-count="0" meta:object-count="0" meta:page-count="1" meta:paragraph-count="2" meta:word-count="6" meta:character-count="29"/>
    <meta:user-defined meta:name="saved-country">US</meta:user-defined>
    <meta:user-defined meta:name="saved-lang">en</meta:user-defined>
    <meta:user-defined meta:name="信息 3"/>
    <meta:user-defined meta:name="信息 4"/>
  </office:meta>
</office:document-meta>
</file>